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2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pag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3" style:family="paragraph" style:parent-style-name="Heading_20_3">
      <style:text-properties fo:font-variant="normal" fo:text-transform="none" fo:color="#212529" loext:opacity="100%" style:font-name="Open Sans" fo:font-size="12pt" fo:letter-spacing="normal" fo:font-style="normal" fo:font-weight="bold" officeooo:rsid="0011d40a" officeooo:paragraph-rsid="0011d40a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4" style:family="paragraph" style:parent-style-name="Heading_20_4">
      <style:paragraph-properties fo:line-height="120%"/>
      <style:text-properties fo:font-weight="bold"/>
    </style:style>
    <style:style style:name="P5" style:family="paragraph" style:parent-style-name="Standard">
      <style:text-properties officeooo:rsid="0011d40a" officeooo:paragraph-rsid="0011d40a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fo:background-color="#fff3cd" style:font-name-asian="Open Sans" style:font-size-asian="12pt" style:font-style-asian="normal" style:font-weight-asian="normal" style:font-name-complex="Open Sans" style:font-size-complex="12pt" style:font-style-complex="normal" style:font-weight-complex="normal" loext:padding-left="0.049cm" loext:padding-right="0cm" loext:padding-top="0.049cm" loext:padding-bottom="0.049cm" loext:border-left="0.06pt solid #ffeeba" loext:border-right="none" loext:border-top="0.06pt solid #ffeeba" loext:border-bottom="0.06pt solid #ffeeba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 fo:orphans="2" fo:widows="2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1" style:family="text">
      <style:text-properties officeooo:rsid="0011d40a"/>
    </style:style>
    <style:style style:name="T2" style:family="text">
      <style:text-properties fo:color="#052025" loext:opacity="100%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3" style:family="text">
      <style:text-properties fo:font-style="italic"/>
    </style:style>
    <style:style style:name="T4" style:family="text">
      <style:text-properties fo:font-variant="normal" fo:text-transform="none" fo:color="#ffffff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#505050" loext:char-shading-value="0"/>
    </style:style>
    <style:style style:name="T5" style:family="text">
      <style:text-properties fo:font-variant="normal" fo:text-transform="none" fo:color="#052025" loext:opacity="100%" style:font-name="Open Sans" fo:font-size="12pt" fo:letter-spacing="normal" fo:font-style="normal" fo:font-weight="normal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6" style:family="text">
      <style:text-properties fo:font-variant="normal" fo:text-transform="none" fo:color="#052025" loext:opacity="100%" style:font-name="Open Sans" fo:font-size="12pt" fo:letter-spacing="normal" fo:font-style="normal" fo:font-weight="normal" officeooo:rsid="0011d40a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7" style:family="text">
      <style:text-properties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8" style:family="text">
      <style:text-properties officeooo:rsid="0011d40a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ff3c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aabc aaaaa</text:p>
      <text:p text:style-name="P5"/>
      <text:p text:style-name="P5"><text:a xlink:type="simple" xlink:href="https://platon.campograndeformacion.com/mod/quiz/view.php?id=26127" text:style-name="Internet_20_link" text:visited-style-name="Visited_20_Internet_20_Link"><text:span text:style-name="T4">MF0951-UF1305. Test de Evaluación Tema 5</text:span></text:a> </text:p>
      <text:h text:style-name="P3" text:outline-level="3">Pregunta 1</text:h>
      <text:section text:style-name="Sect1" text:name="question-1011-1">
        <text:p text:style-name="P8">¿Qué es el DOM?</text:p>
        <text:section text:style-name="Sect1" text:name="q1011:1_answer0_label">
          <text:p text:style-name="P8"><text:span text:style-name="T1">*a.</text:span>Es el modelo de objetos del documento</text:p>
        </text:section>
        <text:section text:style-name="Sect1" text:name="q1011:1_answer1_label">
          <text:p text:style-name="P9"><text:span text:style-name="T7">b.</text:span>No existe esta definición</text:p>
        </text:section>
        <text:section text:style-name="Sect1" text:name="q1011:1_answer2_label">
          <text:p text:style-name="P9"><text:span text:style-name="T7">c.</text:span>Es el modelo de objeto del lenguaje de programación</text:p>
        </text:section>
        <text:section text:style-name="Sect1" text:name="q1011:1_answer3_label">
          <text:p text:style-name="P9"><text:span text:style-name="T7">d.</text:span>Es el modelo de objetos del directorio</text:p>
        </text:section>
        <text:p text:style-name="P7"><draw:frame draw:style-name="fr1" draw:name="Marco2" text:anchor-type="char" svg:width="0.041cm" draw:z-index="0"><draw:text-box fo:min-height="0.041cm"><text:h text:style-name="P4" text:outline-level="4">Retroalimentación</text:h></draw:text-box></draw:frame>¡Correcto! El DOM es el Document Object Model.</text:p>
      </text:section>
      <text:section text:style-name="Sect1" text:name="question-1011-2">
        <text:h text:style-name="P1" text:outline-level="3">Pregunta 2</text:h>
        <text:p text:style-name="P8">¿Cuáles son los objetos más importantes del DOM?</text:p>
        <text:p text:style-name="P8">Seleccione una:</text:p>
        <text:section text:style-name="Sect1" text:name="q1011:2_answer0_label">
          <text:p text:style-name="P13"><text:span text:style-name="T6">*a.</text:span><text:span text:style-name="T5">Window y navigator</text:span></text:p>
        </text:section>
        <text:section text:style-name="Sect1" text:name="q1011:2_answer1_label">
          <text:p text:style-name="P9"><text:span text:style-name="T7">b.</text:span>Document y form</text:p>
        </text:section>
        <text:section text:style-name="Sect1" text:name="q1011:2_answer2_label">
          <text:p text:style-name="P9"><text:span text:style-name="T7">c.</text:span>Screen e history</text:p>
        </text:section>
        <text:section text:style-name="Sect1" text:name="q1011:2_answer3_label">
          <text:p text:style-name="P9"><text:span text:style-name="T7">d.</text:span>Button e image</text:p>
        </text:section>
        <text:p text:style-name="P7"><draw:frame draw:style-name="fr1" draw:name="Marco4" text:anchor-type="char" svg:width="0.041cm" draw:z-index="1"><draw:text-box fo:min-height="0.041cm"><text:h text:style-name="P4" text:outline-level="4">Retroalimentación</text:h></draw:text-box></draw:frame>¡Correcto! Estos son los objetos principales del DOM, los demás derivan de estos dos.</text:p>
      </text:section>
      <text:section text:style-name="Sect1" text:name="question-1011-3">
        <text:h text:style-name="P1" text:outline-level="3">Pregunta 3</text:h>
        <text:p text:style-name="P8">¿Cómo puede abrir el flujo de escritura del documento?</text:p>
        <text:section text:style-name="Sect1" text:name="q1011:3_answer0_label">
          <text:p text:style-name="P8"><text:span text:style-name="T1">*a.</text:span>Con <text:span text:style-name="T3">document.open</text:span> ()</text:p>
        </text:section>
        <text:section text:style-name="Sect1" text:name="q1011:3_answer1_label">
          <text:p text:style-name="P9"><text:span text:style-name="T7">b.</text:span>Con <text:span text:style-name="T3">window.open</text:span> ()</text:p>
        </text:section>
        <text:section text:style-name="Sect1" text:name="q1011:3_answer2_label">
          <text:p text:style-name="P9"><text:span text:style-name="T7">c.</text:span>No se puede abrir el flujo de escritura de un documento</text:p>
        </text:section>
        <text:section text:style-name="Sect1" text:name="q1011:3_answer3_label">
          <text:p text:style-name="P9"><text:span text:style-name="T7">d.</text:span>Con <text:span text:style-name="T3">navigator.open</text:span> ()</text:p>
        </text:section>
        <text:p text:style-name="P7"><draw:frame draw:style-name="fr1" draw:name="Marco6" text:anchor-type="char" svg:width="0.041cm" draw:z-index="2"><draw:text-box fo:min-height="0.041cm"><text:h text:style-name="P4" text:outline-level="4">Retroalimentación</text:h></draw:text-box></draw:frame>¡Correcto! Para abrir el flujo de escritura del documento se emplea el método <text:span text:style-name="T3">document.open ()</text:span></text:p>
      </text:section>
      <text:section text:style-name="Sect1" text:name="question-1011-4">
        <text:h text:style-name="P1" text:outline-level="3">Pregunta 4</text:h>
        <text:p text:style-name="P8">Si escribe texto que añada un salto de línea al final se utiliza:</text:p>
        <text:section text:style-name="Sect1" text:name="q1011:4_answer0_label">
          <text:p text:style-name="P8"><text:span text:style-name="T1">a.</text:span>Document.write ()</text:p>
        </text:section>
        <text:section text:style-name="Sect1" text:name="q1011:4_answer1_label">
          <text:p text:style-name="P9"><text:span text:style-name="T8">*</text:span><text:span text:style-name="T7">b.</text:span>Document.writeIn () entre las etiquetas &lt;pre&gt; y &lt;/pre&gt;</text:p>
        </text:section>
        <text:section text:style-name="Sect1" text:name="q1011:4_answer2_label">
          <text:p text:style-name="P9"><text:span text:style-name="T7">c.</text:span>Document.writeIn ()</text:p>
        </text:section>
        <text:section text:style-name="Sect1" text:name="q1011:4_answer3_label">
          <text:p text:style-name="P9"><text:span text:style-name="T7">d.</text:span>Document.write () y añadimos un &lt;br&gt;</text:p>
        </text:section>
        <text:p text:style-name="P7"><draw:frame draw:style-name="fr1" draw:name="Marco8" text:anchor-type="char" svg:width="0.041cm" draw:z-index="3"><draw:text-box fo:min-height="0.041cm"><text:h text:style-name="P4" text:outline-level="4">Retroalimentación</text:h></draw:text-box></draw:frame>¡Correcto! Utilizaremos <text:span text:style-name="T3">writeIn()</text:span> escrito entre las etiquetas &lt;pre&gt;.</text:p>
      </text:section>
      <text:section text:style-name="Sect1" text:name="question-1011-5">
        <text:h text:style-name="P1" text:outline-level="3"/>
        <text:h text:style-name="P2" text:outline-level="3">Pregunta 5</text:h>
        <text:p text:style-name="P8">Si quiere que <text:span text:style-name="T3">document </text:span>devuelva una lista de elementos agrupados por su etiqueta, se usa:</text:p>
        <text:section text:style-name="Sect1" text:name="q1011:5_answer0_label">
          <text:p text:style-name="P8"><text:span text:style-name="T1">a.</text:span>Document.getElementById ()</text:p>
        </text:section>
        <text:section text:style-name="Sect1" text:name="q1011:5_answer1_label">
          <text:p text:style-name="P9"><text:span text:style-name="T7">b.</text:span>Document.getElementsByName ()</text:p>
        </text:section>
        <text:section text:style-name="Sect1" text:name="q1011:5_answer2_label">
          <text:p text:style-name="P9"><text:span text:style-name="T8">*</text:span><text:span text:style-name="T7">c.</text:span>Document.getElementsByTagName ()</text:p>
        </text:section>
        <text:section text:style-name="Sect1" text:name="q1011:5_answer3_label">
          <text:p text:style-name="P9"><text:span text:style-name="T7">d.</text:span>Document.getElementsByClassName</text:p>
        </text:section>
        <text:p text:style-name="P7"><draw:frame draw:style-name="fr1" draw:name="Marco10" text:anchor-type="char" svg:width="0.041cm" draw:z-index="4"><draw:text-box fo:min-height="0.041cm"><text:h text:style-name="P4" text:outline-level="4">Retroalimentación</text:h></draw:text-box></draw:frame>¡Correcto! Se toman los datos por su etiqueta usando <text:span text:style-name="T3">document.getElementsByTagName</text:span>.</text:p>
      </text:section>
      <text:section text:style-name="Sect1" text:name="question-1011-6">
        <text:h text:style-name="P1" text:outline-level="3">Pregunta 6</text:h>
        <text:p text:style-name="P8">Para enviar un <text:span text:style-name="T3">formulario </text:span>se escribe la dirección donde quiera enviarlo en la propiedad:</text:p>
        <text:section text:style-name="Sect1" text:name="q1011:6_answer0_label">
          <text:p text:style-name="P8"><text:span text:style-name="T1">*a.</text:span>action</text:p>
        </text:section>
        <text:section text:style-name="Sect1" text:name="q1011:6_answer1_label">
          <text:p text:style-name="P9"><text:span text:style-name="T7">b.</text:span>target</text:p>
        </text:section>
        <text:section text:style-name="Sect1" text:name="q1011:6_answer2_label">
          <text:p text:style-name="P9"><text:span text:style-name="T7">c.</text:span>method</text:p>
        </text:section>
        <text:section text:style-name="Sect1" text:name="q1011:6_answer3_label">
          <text:p text:style-name="P9"><text:span text:style-name="T7">d.</text:span>encoding</text:p>
        </text:section>
        <text:p text:style-name="P7"><draw:frame draw:style-name="fr1" draw:name="Marco12" text:anchor-type="char" svg:width="0.041cm" draw:z-index="5"><draw:text-box fo:min-height="0.041cm"><text:h text:style-name="P4" text:outline-level="4">Retroalimentación</text:h></draw:text-box></draw:frame>¡Correcto! En <text:span text:style-name="T3">action </text:span>se escribe la url o la dirección de correo a donde quiera mandar los datos del formulario.</text:p>
      </text:section>
      <text:section text:style-name="Sect1" text:name="question-1011-7">
        <text:h text:style-name="P1" text:outline-level="3">Pregunta 7</text:h>
        <text:p text:style-name="P8">Si quiere enviar un formulario con los datos ocultos, se usa el método:</text:p>
        <text:section text:style-name="Sect1" text:name="q1011:7_answer0_label">
          <text:p text:style-name="P8"><text:span text:style-name="T1">*a.</text:span>post</text:p>
        </text:section>
        <text:section text:style-name="Sect1" text:name="q1011:7_answer1_label">
          <text:p text:style-name="P9"><text:span text:style-name="T7">b.</text:span>get</text:p>
        </text:section>
        <text:section text:style-name="Sect1" text:name="q1011:7_answer2_label">
          <text:p text:style-name="P9"><text:span text:style-name="T7">c.</text:span>hidden</text:p>
        </text:section>
        <text:section text:style-name="Sect1" text:name="q1011:7_answer3_label">
          <text:p text:style-name="P9"><text:span text:style-name="T7">d.</text:span>blank</text:p>
        </text:section>
        <text:p text:style-name="P7"><draw:frame draw:style-name="fr1" draw:name="Marco14" text:anchor-type="char" svg:width="0.041cm" draw:z-index="6"><draw:text-box fo:min-height="0.041cm"><text:h text:style-name="P4" text:outline-level="4">Retroalimentación</text:h></draw:text-box></draw:frame>¡Correcto! El método <text:span text:style-name="T3">post </text:span>enviará los datos en segundo plano.</text:p>
      </text:section>
      <text:section text:style-name="Sect1" text:name="question-1011-8">
        <text:h text:style-name="P1" text:outline-level="3">Pregunta 8</text:h>
        <text:p text:style-name="P8">Para cambiar el color de fondo de manera correcta de su documento se utiliza:</text:p>
        <text:section text:style-name="Sect1" text:name="q1011:8_answer0_label">
          <text:p text:style-name="P8"><text:span text:style-name="T1">*a.</text:span>Document.body.style.backgroundColor</text:p>
        </text:section>
        <text:section text:style-name="Sect1" text:name="q1011:8_answer1_label">
          <text:p text:style-name="P9"><text:span text:style-name="T7">b.</text:span>Document.bgColor</text:p>
        </text:section>
        <text:section text:style-name="Sect1" text:name="q1011:8_answer2_label">
          <text:p text:style-name="P9"><text:span text:style-name="T7">c.</text:span>Document.fgColor</text:p>
        </text:section>
        <text:section text:style-name="Sect1" text:name="q1011:8_answer3_label">
          <text:p text:style-name="P9"><text:span text:style-name="T7">d.</text:span>Document.backColor</text:p>
        </text:section>
        <text:p text:style-name="P7"><draw:frame draw:style-name="fr1" draw:name="Marco16" text:anchor-type="char" svg:width="0.041cm" draw:z-index="7"><draw:text-box fo:min-height="0.041cm"><text:h text:style-name="P4" text:outline-level="4">Retroalimentación</text:h></draw:text-box></draw:frame>¡Correcto! Recuerde que aunque se puede utilizar bgColor, la manera actualizada es <text:span text:style-name="T3">document.body.style.backgroundColor</text:span>.</text:p>
      </text:section>
      <text:section text:style-name="Sect1" text:name="question-1011-9">
        <text:h text:style-name="P1" text:outline-level="3"/>
        <text:h text:style-name="P2" text:outline-level="3">Pregunta 9</text:h>
        <text:p text:style-name="P8">Si quiere que devuelva los elementos del párrafo número 3, se usa:</text:p>
        <text:section text:style-name="Sect1" text:name="q1011:9_answer0_label">
          <text:p text:style-name="P8"><text:span text:style-name="T1">*a.</text:span>Document.getElementsByTagName (‘p’) [2]</text:p>
        </text:section>
        <text:section text:style-name="Sect1" text:name="q1011:9_answer1_label">
          <text:p text:style-name="P9"><text:span text:style-name="T7">b.</text:span>Document.getElementsByTagName (‘p’) [3]</text:p>
        </text:section>
        <text:section text:style-name="Sect1" text:name="q1011:9_answer2_label">
          <text:p text:style-name="P9"><text:span text:style-name="T7">c.</text:span>Document.getElementsByName (‘p’) [2]</text:p>
        </text:section>
        <text:section text:style-name="Sect1" text:name="q1011:9_answer3_label">
          <text:p text:style-name="P9"><text:span text:style-name="T7">d.</text:span>Document.getElementsByName (‘p’) [3]</text:p>
        </text:section>
        <text:p text:style-name="P7"><draw:frame draw:style-name="fr1" draw:name="Marco18" text:anchor-type="char" svg:width="0.041cm" draw:z-index="8"><draw:text-box fo:min-height="0.041cm"><text:h text:style-name="P4" text:outline-level="4">Retroalimentación</text:h></draw:text-box></draw:frame>¡Correcto! Esto ocurre porque la llista de elementos empieza a contar en 0.</text:p>
      </text:section>
      <text:section text:style-name="Sect1" text:name="question-1011-10">
        <text:h text:style-name="P1" text:outline-level="3">Pregunta 10</text:h>
        <text:section text:style-name="Sect1" text:name="yui_3_17_2_1_1688674730835_140">
          <text:p text:style-name="P10"><draw:frame draw:style-name="fr1" draw:name="Marco19" text:anchor-type="char" svg:width="0.041cm" draw:z-index="9"><draw:text-box fo:min-height="0.041cm"><text:h text:style-name="P4" text:outline-level="4">Enunciado de la pregunta</text:h></draw:text-box></draw:frame>¿Qué es <text:span text:style-name="T3">method </text:span>si habla de formularios?</text:p>
          <text:section text:style-name="Sect1" text:name="q1011:10_answer0_label">
            <text:p text:style-name="P8"><text:span text:style-name="T1">*a.</text:span>Es el modo en que los datos son enviados</text:p>
          </text:section>
          <text:section text:style-name="Sect1" text:name="q1011:10_answer1_label">
            <text:p text:style-name="P9"><text:span text:style-name="T7">b.</text:span>Son los métodos que tienen los formularios</text:p>
          </text:section>
          <text:section text:style-name="Sect1" text:name="q1011:10_answer2_label">
            <text:p text:style-name="P9"><text:span text:style-name="T7">c.</text:span><text:span text:style-name="T3">Method </text:span>no se usa en formularios</text:p>
          </text:section>
          <text:section text:style-name="Sect1" text:name="q1011:10_answer3_label">
            <text:p text:style-name="P9"><text:span text:style-name="T7">d.</text:span>Es el tipo de codificación de los datos que se empleará al enviar el formulario</text:p>
          </text:section>
          <text:section text:style-name="Sect2" text:name="yui_3_17_2_1_1688674730835_139">
            <text:section text:style-name="Sect1" text:name="yui_3_17_2_1_1688674730835_138">
              <text:section text:style-name="Sect1" text:name="yui_3_17_2_1_1688674730835_137">
                <text:p text:style-name="P11"><draw:frame draw:style-name="fr1" draw:name="Marco20" text:anchor-type="char" svg:width="0.041cm" draw:z-index="10"><draw:text-box fo:min-height="0.041cm"><text:h text:style-name="P4" text:outline-level="4">Retroalimentación</text:h></draw:text-box></draw:frame>¡Correcto! Los datos se pueden enviar por <text:span text:style-name="T3">post </text:span>o <text:span text:style-name="T3">get </text:span>empleando el atributo <text:span text:style-name="T3">method</text:span>.</text:p>
              </text:section>
            </text:section>
          </text:section>
        </text:section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6T22:16:29.234000000</meta:creation-date>
    <dc:date>2023-07-06T22:25:04.557000000</dc:date>
    <meta:editing-duration>PT8M36S</meta:editing-duration>
    <meta:editing-cycles>1</meta:editing-cycles>
    <meta:document-statistic meta:table-count="0" meta:image-count="0" meta:object-count="0" meta:page-count="3" meta:paragraph-count="84" meta:word-count="423" meta:character-count="2931" meta:non-whitespace-character-count="2591"/>
    <meta:generator>LibreOffice/7.5.0.3$Windows_X86_64 LibreOffice_project/c21113d003cd3efa8c53188764377a8272d9d6de</meta:generator>
  </office:meta>
</office:document-meta>
</file>